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background-color="#e6e6e6" fo:padding="0.0382in" fo:border="0.0007in solid #000000">
        <style:background-image/>
      </style:table-cell-properties>
    </style:style>
    <style:style style:name="P1" style:family="paragraph" style:parent-style-name="Standard">
      <style:paragraph-properties fo:text-align="center" style:justify-single-word="false"/>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paragraph-properties fo:break-before="page"/>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Table_20_Contents">
      <style:text-properties fo:font-size="9pt" fo:font-weight="bold" style:font-size-asian="9pt" style:font-weight-asian="bold" style:font-size-complex="9pt" style:font-weight-complex="bold"/>
    </style:style>
    <style:style style:name="P7" style:family="paragraph" style:parent-style-name="Table_20_Contents">
      <style:text-properties fo:font-size="9pt" style:font-size-asian="9pt" style:font-size-complex="9pt"/>
    </style:style>
    <style:style style:name="P8" style:family="paragraph" style:parent-style-name="Heading_20_2">
      <style:text-properties fo:font-style="normal" style:font-style-asian="normal" style:font-style-complex="normal"/>
    </style:style>
    <style:style style:name="P9"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ppgiftbeskrivning</text:h>
      <text:p text:style-name="Standard">Att skriva programmet digenv som som skriver ut en sorterad, sidindelad och om så användaren önskar filtrerad lista av systemets miljövariabler. Vi skall åstadkomma detta genom att pipa ihop kommandona printenv, grep, sort och användarens definerade ”pager” som finns definierad i miljövariablen $PAGER. Grep kommer bara användas då vi får parametrar till digenv och dessa kommer direkt tolkas som parametrar till grep. Dom två möjliga kedjorna av kommandon blir:</text:p>
      <text:p text:style-name="Standard"/>
      <text:p text:style-name="P1">printenv | grep &lt;uttryck&gt; | sort | $PAGER</text:p>
      <text:p text:style-name="P2">eller</text:p>
      <text:p text:style-name="P1">printenv | sort | $PAGER</text:p>
      <text:p text:style-name="Standard"/>
      <text:p text:style-name="Standard">Sedan finns det ytterligare ett kriterium som gäller sista delen i kedjan dvs pagern. Om $PAGER ute är definierad eller om programmet som är definierat där inte finns kommer less att användas, om less inte skulle finnas i systemet kommer more att användas.</text:p>
      <text:h text:style-name="Heading_20_2" text:outline-level="2">Programuppbyggnad</text:h>
      <text:p text:style-name="Standard">Programmet digenv är skrivet i ANSI C och finns i en fil digenv.c. Programmet kompilerar utan varningar med <text:span text:style-name="T1">gcc -Wall <text:s/>-xc -o digenv digenv.c</text:span> på <text:span text:style-name="T2">Linux 2.6.16.27</text:span> med <text:span text:style-name="T2">gcc 4.1.2 20061027 (prerelease)</text:span><text:span text:style-name="T3">.</text:span></text:p>
      <text:p text:style-name="P2"/>
      <text:p text:style-name="P2">För att göra programmet mer lätt överskådligt gjorde vi en del hjälp funktioner för öppna och stänga pipes, duplicera fil beskrivningar (file descriptors) och för att vänta in PID:s. Iden med detta är att göra all felkontroll här så den blir ordentligt gjord.</text:p>
      <text:p text:style-name="P2"/>
      <text:p text:style-name="P2">För att besluta om vi skall använda grep eller inte kollar programmet om den har några parametrar från kommandoraden. Har den det vet vi att vi skall använda grep.</text:p>
      <text:p text:style-name="P2"/>
      <text:p text:style-name="P2">För att hantera dom olika möjligheterna av pager skapas en array där första elementet är tomt följt av less och sedan more till denna array hör också en int som talar om vilket element vi står på, den inisieras att peka på element två. Sen kollas om miljövariabeln $PAGER är definierad om så läggs en i arrayens första element och int:en som talar om vilket element vi står på ändras så den pekar på det första. När det är dags att exekvera pagern börjar vi på det elementet int:en pekar på och provar exekvera det programmet som står angivet där. Misslyckas detta ökar vi int:en med ett ittererar samma procedur igen tills det att vi hittar en pager som finns eller arrayn tar slut.</text:p>
      <text:p text:style-name="Standard"/>
      <text:p text:style-name="Standard">Efter att vi kontrollerat om vi skall använda grep eller inte och pager arrayn har initierats. Startas barnprocesserna i ordning. Stdin och stdout dirigeras om när varje barnprocess startar så det program i pipekedjan som körs i processen kan tar del av text från föregående länk i kedjan och så att nästa länk i kedjan kan få rätt information. Efter att barn processerna har startats väntar huvud tråden på att dom skall terminera och terminerar därefter sig själv med retur kod noll.</text:p>
      <text:p text:style-name="P3"/>
      <text:h text:style-name="Heading_20_2" text:outline-level="2">Förberedelsefrågor</text:h>
      <text:p text:style-name="P4">1. När en maskin bootar med UNIX skapas en process som har PID=1 och den lever så länge maskinen är uppe. Från den här processen skapas alla andra processer med fork. Vad heter denna process?</text:p>
      <text:p text:style-name="Standard"/>
      <text:p text:style-name="Standard">Init</text:p>
      <text:p text:style-name="Standard"/>
      <text:p text:style-name="P4">2. Kan environmentvariabler användas för att kommunicera mellan föräldra- och barnprocess? Åt bägge hållen?</text:p>
      <text:p text:style-name="Standard"/>
      <text:p text:style-name="Standard">Dom kan användas till att kommunicera från föräldraprocesser till barnprocesser men inte tvärt om. Då en barnprocess ärver sina miljövariabel från sin förälder.</text:p>
      <text:p text:style-name="Standard"/>
      <text:p text:style-name="P4">3. Man kan tänka sig att skapa en odödlig child-process som fångar alla SIGKILL-signaler genom att registrera en egen signalhanterare kill_handler som bara struntar i SIGKILL. Processen ska förstås ligga i en oändlig loop då den inte exekverar signalhanteraren. Testa! Skriv ett programmet med en sådan signalhanterare, kompilera och provkör. Vad händer? Läs mer i manualtexten om sigaction för att förklara resultatet.</text:p>
      <text:p text:style-name="Standard"/>
      <text:p text:style-name="Standard">Det går inte att registrera en signalhanterare för SIGKILL av den anledning att processen skulle bli odödlig.</text:p>
      <text:p text:style-name="Standard"/>
      <text:p text:style-name="P4">4. Varför returnerar fork 0 till child-processen och child-PID till parent-processen, i stället för tvärtom?</text:p>
      <text:p text:style-name="Standard"/>
      <text:p text:style-name="Standard">Annars skulle aldrig föräldraprocesser veta vilket PID barnprocessen har.</text:p>
      <text:p text:style-name="Standard"/>
      <text:p text:style-name="P4">5. UNIX håller flera nivåer av tabeller för öppna filer, både en användarspecifik “File Descriptor Table” och en global “File Table”. Behövs egentligen File Table? Kan man ha offset i File Descriptor Table istället?</text:p>
      <text:p text:style-name="Standard"/>
      <text:p text:style-name="Standard">Det är nödvändigt att ha en global tabell med fil information annars kan inte två separata processer veta om någon annan använder filen dom vill åt och då kan det bli konflikter.</text:p>
      <text:p text:style-name="Standard"/>
      <text:p text:style-name="P4">6. Kan man strunta i att stänga en pipe om man inte använder den? Hur skulle programbeteendet påverkas?</text:p>
      <text:p text:style-name="Standard"/>
      <text:p text:style-name="Standard">Nej, för då kommer det finnas massa referenser kvar till pipesen och då kommer det ingen <text:span text:style-name="T2">EOF</text:span><text:span text:style-name="T3"> till barnprocesserna när huvud tråden i digenv stänger pipesen och då kommer inte länkarna i kedjan veta när det inte kommer mer information och bara stå och vänta.</text:span></text:p>
      <text:p text:style-name="P2"/>
      <text:p text:style-name="P4">7. Vad händer om en av processerna plötsligt dör? Kan den andra processen upptäcka detta?</text:p>
      <text:p text:style-name="Standard"/>
      <text:p text:style-name="Standard">Föräldraprocessen kan upptäcka detta genom att läsa av status koden från barnprocessen med wait. Och i vårt fall i digenv kommer pipe:n till nästa process i kedjan att få en <text:span text:style-name="T2">EOF</text:span> och på så viss upptäcka det.</text:p>
      <text:p text:style-name="Standard"/>
      <text:p text:style-name="P4">8. Hur kan du i ditt program ta reda på om grep misslyckades? Dvs om grep inte hittade någon förekomst av det den skulle söka efter eller om du gett felaktiga parametrar till grep?</text:p>
      <text:p text:style-name="P2"/>
      <text:p text:style-name="P2">Ja, genom att läsa av barnprocessen som kör grep:s return kod med hjälp av wait. Om den inte är noll har något gått snett.</text:p>
      <text:h text:style-name="Heading_20_2" text:outline-level="2">Programutskrift</text:h>
      <text:p text:style-name="Standard">Programmet är kompilerat med <text:s/><text:span text:style-name="T1">gcc -Wall <text:s/>-xc -o digenv digenv.c</text:span></text:p>
      <text:p text:style-name="P5"/>
      <table:table table:name="Table1" table:style-name="Table1">
        <table:table-column table:style-name="Table1.A"/>
        <table:table-row>
          <table:table-cell table:style-name="Table1.A1" office:value-type="string">
            <text:p text:style-name="P6">neg@BigCity:~/OS/Lab1$ uname -a</text:p>
            <text:p text:style-name="P7">Linux BigCity 2.6.16.27 #1 Sun Aug 20 21:48:34 CEST 2006 i686 AMD Athlon(tm) XP 2600+ AuthenticAMD GNU/Linux</text:p>
            <text:p text:style-name="P6">neg@BigCity:~/OS/Lab1$ gcc -Wall <text:s/>-xc -o digenv digenv.c</text:p>
            <text:p text:style-name="P6">neg@BigCity:~/OS/Lab1$ ./digenv</text:p>
            <text:p text:style-name="P7">ACLOCAL_FLAGS= -I /opt/gnome/share/aclocal</text:p>
            <text:p text:style-name="P7">COLUMNS=80</text:p>
            <text:p text:style-name="P7">GNOME2_PATH=/opt/gnome</text:p>
            <text:p text:style-name="P7">GNOMEDIR=/opt/gnome</text:p>
            <text:p text:style-name="P7">HOME=/home/neg</text:p>
            <text:p text:style-name="P7">INPUTRC=/etc/inputrc</text:p>
            <text:p text:style-name="P7">LANG=en_US.utf8</text:p>
            <text:p text:style-name="P7">LC_COLLATE=C</text:p>
            <text:p text:style-name="P7">LESS=-R</text:p>
            <text:p text:style-name="P7">LESSCHARSET=latin1</text:p>
            <text:p text:style-name="P7">LIBGLADE_MODULE_PATH=:/opt/gnome/lib/libglade/2.0</text:p>
            <text:p text:style-name="P7">LINES=65</text:p>
            <text:p text:style-name="P7">LOGNAME=neg</text:p>
            <text:p text:style-name="P7">LS_OPTIONS= -lh</text:p>
            <text:p text:style-name="P7">MAIL=/var/mail/neg</text:p>
            <text:p text:style-name="P7">MANPATH=/usr/man:/usr/X11R6/man:/opt/gnome/man</text:p>
            <text:p text:style-name="P7">MOZ_PLUGIN_PATH=/opt/mozilla/lib/plugins</text:p>
            <text:p text:style-name="P7">OLDPWD=/home/neg</text:p>
            <text:p text:style-name="P7">PATH=/bin:/usr/bin:/usr/local/bin:/sbin:/usr/sbin:/usr/X11R6/bin:/opt/bin:/opt/g</text:p>
            <text:p text:style-name="P7">nome/bin:/opt/mozilla/bin:/home/neg/usr/bin</text:p>
            <text:p text:style-name="P7">PKG_CONFIG_PATH=:/opt/gnome/lib/pkgconfig:/opt/mozilla/lib/pkgconfig</text:p>
            <text:p text:style-name="P7">PS1=\[\e[31;04m\]\u@\h:\w$\[\e[00m\]</text:p>
            <text:p text:style-name="P7">PS2=&gt;</text:p>
            <text:p text:style-name="P7">PWD=/home/neg/OS/Lab1</text:p>
            <text:p text:style-name="P7">SHELL=/bin/bash</text:p>
            <text:p text:style-name="P7">SHLVL=1</text:p>
            <text:p text:style-name="P7">SSH_CLIENT=192.168.0.2 1059 22</text:p>
            <text:p text:style-name="P7">SSH_CONNECTION=192.168.0.2 1059 192.168.0.1 22</text:p>
            <text:p text:style-name="P7">SSH_TTY=/dev/pts/0</text:p>
            <text:p text:style-name="P7">TERM=xterm-color</text:p>
            <text:p text:style-name="P7">USER=neg</text:p>
            <text:p text:style-name="P7">XDG_CACHE_HOME=/home/neg/.cache</text:p>
            <text:p text:style-name="P7">XDG_CONFIG_DIRS=/etc/xdg:/opt/gnome/etc/xdg</text:p>
            <text:p text:style-name="P7">XDG_CONFIG_HOME=/home/neg/.config</text:p>
            <text:p text:style-name="P7">XDG_DATA_DIRS=/usr/share:/opt/gnome/share</text:p>
            <text:p text:style-name="P7">XDG_DATA_HOME=/home/neg/.local/share</text:p>
            <text:p text:style-name="P7">_=./digenv</text:p>
            <text:p text:style-name="P6">neg@BigCity:~/OS/Lab1$ ./digenv PATH</text:p>
            <text:p text:style-name="P7">GNOME2_PATH=/opt/gnome</text:p>
            <text:p text:style-name="P7">LIBGLADE_MODULE_PATH=:/opt/gnome/lib/libglade/2.0</text:p>
            <text:p text:style-name="P7">MANPATH=/usr/man:/usr/X11R6/man:/opt/gnome/man</text:p>
            <text:p text:style-name="P7">MOZ_PLUGIN_PATH=/opt/mozilla/lib/plugins</text:p>
            <text:p text:style-name="P7">PATH=/bin:/usr/bin:/usr/local/bin:/sbin:/usr/sbin:/usr/X11R6/bin:/opt/bin:/opt/g</text:p>
            <text:p text:style-name="P7">nome/bin:/opt/mozilla/bin:/home/neg/usr/bin</text:p>
            <text:p text:style-name="P7">PKG_CONFIG_PATH=:/opt/gnome/lib/pkgconfig:/opt/mozilla/lib/pkgconfig</text:p>
            <text:p text:style-name="P7">(END)</text:p>
            <text:p text:style-name="P7"/>
          </table:table-cell>
        </table:table-row>
      </table:table>
      <text:p text:style-name="Standard"/>
      <text:p text:style-name="P3"/>
      <text:h text:style-name="P8" text:outline-level="2"/>
      <text:h text:style-name="Heading_20_2" text:outline-level="2">Källkod</text:h>
      <text:p text:style-name="P2">Finns bifogad i <text:span text:style-name="T1">digenv.c</text:span> rekommenderade kompilator växlar<text:span text:style-name="T4"> är </text:span><text:span text:style-name="T5">gcc -Wall <text:s/>-xc -o digenv digenv.c</text:span><text:span text:style-name="T4"> .</text:span></text:p>
      <text:p text:style-name="P9"/>
      <text:p text:style-name="P9">Källkoden finns at hämta på: &lt;FIXME!&gt;</text:p>
      <text:h text:style-name="Heading_20_2" text:outline-level="2">Utvärdering</text:h>
      <text:p text:style-name="P9">Laboration var lätt och väldigt rakt på, labPM får en 5:a.</text:p>
      <text:p text:style-name="P9"/>
      <text:p text:style-name="P9">Koden tog kanske 25 minuter att skriva och 1 till 2 timmar att skriva labbrappor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Niklas Söderlund</meta:initial-creator>
    <meta:creation-date>2006-11-28T15:11:49</meta:creation-date>
    <dc:creator>Niklas Söderlund</dc:creator>
    <dc:date>2006-11-28T20:40:41</dc:date>
    <dc:language>sv-SE</dc:language>
    <meta:editing-cycles>29</meta:editing-cycles>
    <meta:editing-duration>PT1H58M42S</meta:editing-duration>
    <meta:user-defined meta:name="Info 1"/>
    <meta:user-defined meta:name="Info 2"/>
    <meta:user-defined meta:name="Info 3"/>
    <meta:user-defined meta:name="Info 4"/>
    <meta:document-statistic meta:table-count="1" meta:image-count="0" meta:object-count="0" meta:page-count="4" meta:paragraph-count="87" meta:word-count="1218" meta:character-count="7105"/>
  </office:meta>
</office:document-meta>
</file>